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Gen 1 Uni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ndated Romance?</text:p>
          </table:table-cell>
          <table:table-cell office:value-type="string" calcext:value-type="string">
            <text:p>Death status index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gu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];&quot;&quot;&quot;: { &quot;&quot;index&quot;&quot;: &quot;;[.A2];&quot;, &quot;&quot;name&quot;&quot;: &quot;&quot;&quot;;[.B2];&quot;&quot;&quot;, &quot;&quot;mandatedRomance&quot;&quot;: &quot;;[.C2];&quot;, &quot;&quot;deathStatusIndex&quot;&quot;: &quot;;[.D2];&quot;, }, &quot;)" office:value-type="string" office:string-value="&quot;Sigurd&quot;: { &quot;index&quot;: 0, &quot;name&quot;: &quot;Sigurd&quot;, &quot;mandatedRomance&quot;: 1, &quot;deathStatusIndex&quot;: 0, }, " calcext:value-type="string">
            <text:p>"Sigurd": { "index": 0, "name": "Sigurd", "mandatedRomance": 1, "deathStatusIndex": 0, },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i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3];&quot;&quot;&quot;: { &quot;&quot;index&quot;&quot;: &quot;;[.A3];&quot;, &quot;&quot;name&quot;&quot;: &quot;&quot;&quot;;[.B3];&quot;&quot;&quot;, &quot;&quot;mandatedRomance&quot;&quot;: &quot;;[.C3];&quot;, &quot;&quot;deathStatusIndex&quot;&quot;: &quot;;[.D3];&quot;, }, &quot;)" office:value-type="string" office:string-value="&quot;Noish&quot;: { &quot;index&quot;: 1, &quot;name&quot;: &quot;Noish&quot;, &quot;mandatedRomance&quot;: 0, &quot;deathStatusIndex&quot;: 1, }, " calcext:value-type="string">
            <text:p>"Noish": { "index": 1, "name": "Noish", "mandatedRomance": 0, "deathStatusIndex": 1, },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&quot;&quot;&quot;;[.B4];&quot;&quot;&quot;: { &quot;&quot;index&quot;&quot;: &quot;;[.A4];&quot;, &quot;&quot;name&quot;&quot;: &quot;&quot;&quot;;[.B4];&quot;&quot;&quot;, &quot;&quot;mandatedRomance&quot;&quot;: &quot;;[.C4];&quot;, &quot;&quot;deathStatusIndex&quot;&quot;: &quot;;[.D4];&quot;, }, &quot;)" office:value-type="string" office:string-value="&quot;Alec&quot;: { &quot;index&quot;: 2, &quot;name&quot;: &quot;Alec&quot;, &quot;mandatedRomance&quot;: 0, &quot;deathStatusIndex&quot;: 2, }, " calcext:value-type="string">
            <text:p>"Alec": { "index": 2, "name": "Alec", "mandatedRomance": 0, "deathStatusIndex": 2, }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CONCAT(&quot;&quot;&quot;&quot;;[.B5];&quot;&quot;&quot;: { &quot;&quot;index&quot;&quot;: &quot;;[.A5];&quot;, &quot;&quot;name&quot;&quot;: &quot;&quot;&quot;;[.B5];&quot;&quot;&quot;, &quot;&quot;mandatedRomance&quot;&quot;: &quot;;[.C5];&quot;, &quot;&quot;deathStatusIndex&quot;&quot;: &quot;;[.D5];&quot;, }, &quot;)" office:value-type="string" office:string-value="&quot;Arden&quot;: { &quot;index&quot;: 3, &quot;name&quot;: &quot;Arden&quot;, &quot;mandatedRomance&quot;: 0, &quot;deathStatusIndex&quot;: 3, }, " calcext:value-type="string">
            <text:p>"Arden": { "index": 3, "name": "Arden", "mandatedRomance": 0, "deathStatusIndex": 3, }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z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&quot;&quot;&quot;&quot;;[.B6];&quot;&quot;&quot;: { &quot;&quot;index&quot;&quot;: &quot;;[.A6];&quot;, &quot;&quot;name&quot;&quot;: &quot;&quot;&quot;;[.B6];&quot;&quot;&quot;, &quot;&quot;mandatedRomance&quot;&quot;: &quot;;[.C6];&quot;, &quot;&quot;deathStatusIndex&quot;&quot;: &quot;;[.D6];&quot;, }, &quot;)" office:value-type="string" office:string-value="&quot;Azel&quot;: { &quot;index&quot;: 4, &quot;name&quot;: &quot;Azel&quot;, &quot;mandatedRomance&quot;: 0, &quot;deathStatusIndex&quot;: 9, }, " calcext:value-type="string">
            <text:p>"Azel": { "index": 4, "name": "Azel", "mandatedRomance": 0, "deathStatusIndex": 9, }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x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COM.MICROSOFT.CONCAT(&quot;&quot;&quot;&quot;;[.B7];&quot;&quot;&quot;: { &quot;&quot;index&quot;&quot;: &quot;;[.A7];&quot;, &quot;&quot;name&quot;&quot;: &quot;&quot;&quot;;[.B7];&quot;&quot;&quot;, &quot;&quot;mandatedRomance&quot;&quot;: &quot;;[.C7];&quot;, &quot;&quot;deathStatusIndex&quot;&quot;: &quot;;[.D7];&quot;, }, &quot;)" office:value-type="string" office:string-value="&quot;Lex&quot;: { &quot;index&quot;: 5, &quot;name&quot;: &quot;Lex&quot;, &quot;mandatedRomance&quot;: 0, &quot;deathStatusIndex&quot;: 13, }, " calcext:value-type="string">
            <text:p>"Lex": { "index": 5, "name": "Lex", "mandatedRomance": 0, "deathStatusIndex": 13, }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M.MICROSOFT.CONCAT(&quot;&quot;&quot;&quot;;[.B8];&quot;&quot;&quot;: { &quot;&quot;index&quot;&quot;: &quot;;[.A8];&quot;, &quot;&quot;name&quot;&quot;: &quot;&quot;&quot;;[.B8];&quot;&quot;&quot;, &quot;&quot;mandatedRomance&quot;&quot;: &quot;;[.C8];&quot;, &quot;&quot;deathStatusIndex&quot;&quot;: &quot;;[.D8];&quot;, }, &quot;)" office:value-type="string" office:string-value="&quot;Quan&quot;: { &quot;index&quot;: 6, &quot;name&quot;: &quot;Quan&quot;, &quot;mandatedRomance&quot;: 1, &quot;deathStatusIndex&quot;: 5, }, " calcext:value-type="string">
            <text:p>"Quan": { "index": 6, "name": "Quan", "mandatedRomance": 1, "deathStatusIndex": 5, },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&quot;&quot;&quot;&quot;;[.B9];&quot;&quot;&quot;: { &quot;&quot;index&quot;&quot;: &quot;;[.A9];&quot;, &quot;&quot;name&quot;&quot;: &quot;&quot;&quot;;[.B9];&quot;&quot;&quot;, &quot;&quot;mandatedRomance&quot;&quot;: &quot;;[.C9];&quot;, &quot;&quot;deathStatusIndex&quot;&quot;: &quot;;[.D9];&quot;, }, &quot;)" office:value-type="string" office:string-value="&quot;Finn&quot;: { &quot;index&quot;: 7, &quot;name&quot;: &quot;Finn&quot;, &quot;mandatedRomance&quot;: 0, &quot;deathStatusIndex&quot;: 4, }, " calcext:value-type="string">
            <text:p>"Finn": { "index": 7, "name": "Finn", "mandatedRomance": 0, "deathStatusIndex": 4, },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hly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&quot;&quot;&quot;&quot;;[.B10];&quot;&quot;&quot;: { &quot;&quot;index&quot;&quot;: &quot;;[.A10];&quot;, &quot;&quot;name&quot;&quot;: &quot;&quot;&quot;;[.B10];&quot;&quot;&quot;, &quot;&quot;mandatedRomance&quot;&quot;: &quot;;[.C10];&quot;, &quot;&quot;deathStatusIndex&quot;&quot;: &quot;;[.D10];&quot;, }, &quot;)" office:value-type="string" office:string-value="&quot;Ethlyn&quot;: { &quot;index&quot;: 8, &quot;name&quot;: &quot;Ethlyn&quot;, &quot;mandatedRomance&quot;: 1, &quot;deathStatusIndex&quot;: 16, }, " calcext:value-type="string">
            <text:p>"Ethlyn": { "index": 8, "name": "Ethlyn", "mandatedRomance": 1, "deathStatusIndex": 16, },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di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COM.MICROSOFT.CONCAT(&quot;&quot;&quot;&quot;;[.B11];&quot;&quot;&quot;: { &quot;&quot;index&quot;&quot;: &quot;;[.A11];&quot;, &quot;&quot;name&quot;&quot;: &quot;&quot;&quot;;[.B11];&quot;&quot;&quot;, &quot;&quot;mandatedRomance&quot;&quot;: &quot;;[.C11];&quot;, &quot;&quot;deathStatusIndex&quot;&quot;: &quot;;[.D11];&quot;, }, &quot;)" office:value-type="string" office:string-value="&quot;Midir&quot;: { &quot;index&quot;: 9, &quot;name&quot;: &quot;Midir&quot;, &quot;mandatedRomance&quot;: 0, &quot;deathStatusIndex&quot;: 6, }, " calcext:value-type="string">
            <text:p>"Midir": { "index": 9, "name": "Midir", "mandatedRomance": 0, "deathStatusIndex": 6, },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yr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COM.MICROSOFT.CONCAT(&quot;&quot;&quot;&quot;;[.B12];&quot;&quot;&quot;: { &quot;&quot;index&quot;&quot;: &quot;;[.A12];&quot;, &quot;&quot;name&quot;&quot;: &quot;&quot;&quot;;[.B12];&quot;&quot;&quot;, &quot;&quot;mandatedRomance&quot;&quot;: &quot;;[.C12];&quot;, &quot;&quot;deathStatusIndex&quot;&quot;: &quot;;[.D12];&quot;, }, &quot;)" office:value-type="string" office:string-value="&quot;Ayra&quot;: { &quot;index&quot;: 10, &quot;name&quot;: &quot;Ayra&quot;, &quot;mandatedRomance&quot;: 0, &quot;deathStatusIndex&quot;: 18, }, " calcext:value-type="string">
            <text:p>"Ayra": { "index": 10, "name": "Ayra", "mandatedRomance": 0, "deathStatusIndex": 18, },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deen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COM.MICROSOFT.CONCAT(&quot;&quot;&quot;&quot;;[.B13];&quot;&quot;&quot;: { &quot;&quot;index&quot;&quot;: &quot;;[.A13];&quot;, &quot;&quot;name&quot;&quot;: &quot;&quot;&quot;;[.B13];&quot;&quot;&quot;, &quot;&quot;mandatedRomance&quot;&quot;: &quot;;[.C13];&quot;, &quot;&quot;deathStatusIndex&quot;&quot;: &quot;;[.D13];&quot;, }, &quot;)" office:value-type="string" office:string-value="&quot;Aideen&quot;: { &quot;index&quot;: 11, &quot;name&quot;: &quot;Aideen&quot;, &quot;mandatedRomance&quot;: 0, &quot;deathStatusIndex&quot;: 22, }, " calcext:value-type="string">
            <text:p>"Aideen": { "index": 11, "name": "Aideen", "mandatedRomance": 0, "deathStatusIndex": 22, },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w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COM.MICROSOFT.CONCAT(&quot;&quot;&quot;&quot;;[.B14];&quot;&quot;&quot;: { &quot;&quot;index&quot;&quot;: &quot;;[.A14];&quot;, &quot;&quot;name&quot;&quot;: &quot;&quot;&quot;;[.B14];&quot;&quot;&quot;, &quot;&quot;mandatedRomance&quot;&quot;: &quot;;[.C14];&quot;, &quot;&quot;deathStatusIndex&quot;&quot;: &quot;;[.D14];&quot;, }, &quot;)" office:value-type="string" office:string-value="&quot;Dew&quot;: { &quot;index&quot;: 12, &quot;name&quot;: &quot;Dew&quot;, &quot;mandatedRomance&quot;: 0, &quot;deathStatusIndex&quot;: 14, }, " calcext:value-type="string">
            <text:p>"Dew": { "index": 12, "name": "Dew", "mandatedRomance": 0, "deathStatusIndex": 14, },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mk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COM.MICROSOFT.CONCAT(&quot;&quot;&quot;&quot;;[.B15];&quot;&quot;&quot;: { &quot;&quot;index&quot;&quot;: &quot;;[.A15];&quot;, &quot;&quot;name&quot;&quot;: &quot;&quot;&quot;;[.B15];&quot;&quot;&quot;, &quot;&quot;mandatedRomance&quot;&quot;: &quot;;[.C15];&quot;, &quot;&quot;deathStatusIndex&quot;&quot;: &quot;;[.D15];&quot;, }, &quot;)" office:value-type="string" office:string-value="&quot;Jamke&quot;: { &quot;index&quot;: 13, &quot;name&quot;: &quot;Jamke&quot;, &quot;mandatedRomance&quot;: 0, &quot;deathStatusIndex&quot;: 10, }, " calcext:value-type="string">
            <text:p>"Jamke": { "index": 13, "name": "Jamke", "mandatedRomance": 0, "deathStatusIndex": 10, },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irdr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COM.MICROSOFT.CONCAT(&quot;&quot;&quot;&quot;;[.B16];&quot;&quot;&quot;: { &quot;&quot;index&quot;&quot;: &quot;;[.A16];&quot;, &quot;&quot;name&quot;&quot;: &quot;&quot;&quot;;[.B16];&quot;&quot;&quot;, &quot;&quot;mandatedRomance&quot;&quot;: &quot;;[.C16];&quot;, &quot;&quot;deathStatusIndex&quot;&quot;: &quot;;[.D16];&quot;, }, &quot;)" office:value-type="string" office:string-value="&quot;Deirdre&quot;: { &quot;index&quot;: 14, &quot;name&quot;: &quot;Deirdre&quot;, &quot;mandatedRomance&quot;: 1, &quot;deathStatusIndex&quot;: 15, }, " calcext:value-type="string">
            <text:p>"Deirdre": { "index": 14, "name": "Deirdre", "mandatedRomance": 1, "deathStatusIndex": 15, },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quesi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COM.MICROSOFT.CONCAT(&quot;&quot;&quot;&quot;;[.B17];&quot;&quot;&quot;: { &quot;&quot;index&quot;&quot;: &quot;;[.A17];&quot;, &quot;&quot;name&quot;&quot;: &quot;&quot;&quot;;[.B17];&quot;&quot;&quot;, &quot;&quot;mandatedRomance&quot;&quot;: &quot;;[.C17];&quot;, &quot;&quot;deathStatusIndex&quot;&quot;: &quot;;[.D17];&quot;, }, &quot;)" office:value-type="string" office:string-value="&quot;Raquesis&quot;: { &quot;index&quot;: 15, &quot;name&quot;: &quot;Raquesis&quot;, &quot;mandatedRomance&quot;: 0, &quot;deathStatusIndex&quot;: 17, }, " calcext:value-type="string">
            <text:p>"Raquesis": { "index": 15, "name": "Raquesis", "mandatedRomance": 0, "deathStatusIndex": 17, },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ly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&quot;&quot;&quot;&quot;;[.B18];&quot;&quot;&quot;: { &quot;&quot;index&quot;&quot;: &quot;;[.A18];&quot;, &quot;&quot;name&quot;&quot;: &quot;&quot;&quot;;[.B18];&quot;&quot;&quot;, &quot;&quot;mandatedRomance&quot;&quot;: &quot;;[.C18];&quot;, &quot;&quot;deathStatusIndex&quot;&quot;: &quot;;[.D18];&quot;, }, &quot;)" office:value-type="string" office:string-value="&quot;Holyn&quot;: { &quot;index&quot;: 16, &quot;name&quot;: &quot;Holyn&quot;, &quot;mandatedRomance&quot;: 0, &quot;deathStatusIndex&quot;: 8, }, " calcext:value-type="string">
            <text:p>"Holyn": { "index": 16, "name": "Holyn", "mandatedRomance": 0, "deathStatusIndex": 8, },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owulf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.MICROSOFT.CONCAT(&quot;&quot;&quot;&quot;;[.B19];&quot;&quot;&quot;: { &quot;&quot;index&quot;&quot;: &quot;;[.A19];&quot;, &quot;&quot;name&quot;&quot;: &quot;&quot;&quot;;[.B19];&quot;&quot;&quot;, &quot;&quot;mandatedRomance&quot;&quot;: &quot;;[.C19];&quot;, &quot;&quot;deathStatusIndex&quot;&quot;: &quot;;[.D19];&quot;, }, &quot;)" office:value-type="string" office:string-value="&quot;Beowulf&quot;: { &quot;index&quot;: 17, &quot;name&quot;: &quot;Beowulf&quot;, &quot;mandatedRomance&quot;: 0, &quot;deathStatusIndex&quot;: 12, }, " calcext:value-type="string">
            <text:p>"Beowulf": { "index": 17, "name": "Beowulf", "mandatedRomance": 0, "deathStatusIndex": 12, },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w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OM.MICROSOFT.CONCAT(&quot;&quot;&quot;&quot;;[.B20];&quot;&quot;&quot;: { &quot;&quot;index&quot;&quot;: &quot;;[.A20];&quot;, &quot;&quot;name&quot;&quot;: &quot;&quot;&quot;;[.B20];&quot;&quot;&quot;, &quot;&quot;mandatedRomance&quot;&quot;: &quot;;[.C20];&quot;, &quot;&quot;deathStatusIndex&quot;&quot;: &quot;;[.D20];&quot;, }, &quot;)" office:value-type="string" office:string-value="&quot;Lewyn&quot;: { &quot;index&quot;: 18, &quot;name&quot;: &quot;Lewyn&quot;, &quot;mandatedRomance&quot;: 0, &quot;deathStatusIndex&quot;: 7, }, " calcext:value-type="string">
            <text:p>"Lewyn": { "index": 18, "name": "Lewyn", "mandatedRomance": 0, "deathStatusIndex": 7, },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ylvia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&quot;&quot;&quot;&quot;;[.B21];&quot;&quot;&quot;: { &quot;&quot;index&quot;&quot;: &quot;;[.A21];&quot;, &quot;&quot;name&quot;&quot;: &quot;&quot;&quot;;[.B21];&quot;&quot;&quot;, &quot;&quot;mandatedRomance&quot;&quot;: &quot;;[.C21];&quot;, &quot;&quot;deathStatusIndex&quot;&quot;: &quot;;[.D21];&quot;, }, &quot;)" office:value-type="string" office:string-value="&quot;Sylvia&quot;: { &quot;index&quot;: 19, &quot;name&quot;: &quot;Sylvia&quot;, &quot;mandatedRomance&quot;: 0, &quot;deathStatusIndex&quot;: 21, }, " calcext:value-type="string">
            <text:p>"Sylvia": { "index": 19, "name": "Sylvia", "mandatedRomance": 0, "deathStatusIndex": 21, },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ri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COM.MICROSOFT.CONCAT(&quot;&quot;&quot;&quot;;[.B22];&quot;&quot;&quot;: { &quot;&quot;index&quot;&quot;: &quot;;[.A22];&quot;, &quot;&quot;name&quot;&quot;: &quot;&quot;&quot;;[.B22];&quot;&quot;&quot;, &quot;&quot;mandatedRomance&quot;&quot;: &quot;;[.C22];&quot;, &quot;&quot;deathStatusIndex&quot;&quot;: &quot;;[.D22];&quot;, }, &quot;)" office:value-type="string" office:string-value="&quot;Erin&quot;: { &quot;index&quot;: 20, &quot;name&quot;: &quot;Erin&quot;, &quot;mandatedRomance&quot;: 0, &quot;deathStatusIndex&quot;: 19, }, " calcext:value-type="string">
            <text:p>"Erin": { "index": 20, "name": "Erin", "mandatedRomance": 0, "deathStatusIndex": 19, },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ridge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COM.MICROSOFT.CONCAT(&quot;&quot;&quot;&quot;;[.B23];&quot;&quot;&quot;: { &quot;&quot;index&quot;&quot;: &quot;;[.A23];&quot;, &quot;&quot;name&quot;&quot;: &quot;&quot;&quot;;[.B23];&quot;&quot;&quot;, &quot;&quot;mandatedRomance&quot;&quot;: &quot;;[.C23];&quot;, &quot;&quot;deathStatusIndex&quot;&quot;: &quot;;[.D23];&quot;, }, &quot;)" office:value-type="string" office:string-value="&quot;Bridget&quot;: { &quot;index&quot;: 21, &quot;name&quot;: &quot;Bridget&quot;, &quot;mandatedRomance&quot;: 0, &quot;deathStatusIndex&quot;: 23, }, " calcext:value-type="string">
            <text:p>"Bridget": { "index": 21, "name": "Bridget", "mandatedRomance": 0, "deathStatusIndex": 23, },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illt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&quot;&quot;&quot;&quot;;[.B24];&quot;&quot;&quot;: { &quot;&quot;index&quot;&quot;: &quot;;[.A24];&quot;, &quot;&quot;name&quot;&quot;: &quot;&quot;&quot;;[.B24];&quot;&quot;&quot;, &quot;&quot;mandatedRomance&quot;&quot;: &quot;;[.C24];&quot;, &quot;&quot;deathStatusIndex&quot;&quot;: &quot;;[.D24];&quot;, }, &quot;)" office:value-type="string" office:string-value="&quot;Taillte&quot;: { &quot;index&quot;: 22, &quot;name&quot;: &quot;Taillte&quot;, &quot;mandatedRomance&quot;: 0, &quot;deathStatusIndex&quot;: 20, }, " calcext:value-type="string">
            <text:p>"Taillte": { "index": 22, "name": "Taillte", "mandatedRomance": 0, "deathStatusIndex": 20, }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aud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COM.MICROSOFT.CONCAT(&quot;&quot;&quot;&quot;;[.B25];&quot;&quot;&quot;: { &quot;&quot;index&quot;&quot;: &quot;;[.A25];&quot;, &quot;&quot;name&quot;&quot;: &quot;&quot;&quot;;[.B25];&quot;&quot;&quot;, &quot;&quot;mandatedRomance&quot;&quot;: &quot;;[.C25];&quot;, &quot;&quot;deathStatusIndex&quot;&quot;: &quot;;[.D25];&quot;, }, &quot;)" office:value-type="string" office:string-value="&quot;Claude&quot;: { &quot;index&quot;: 23, &quot;name&quot;: &quot;Claude&quot;, &quot;mandatedRomance&quot;: 0, &quot;deathStatusIndex&quot;: 11, }, " calcext:value-type="string">
            <text:p>"Claude": { "index": 23, "name": "Claude", "mandatedRomance": 0, "deathStatusIndex": 11, }, </text:p>
          </table:table-cell>
        </table:table-row>
      </table:table>
      <table:table table:name="Gen 2 Uni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ndated Romance?</text:p>
          </table:table-cell>
          <table:table-cell office:value-type="string" calcext:value-type="string">
            <text:p>Death status index</text:p>
          </table:table-cell>
          <table:table-cell office:value-type="string" calcext:value-type="string">
            <text:p>Obtained through breeding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liph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];&quot;&quot;&quot;: { &quot;&quot;index&quot;&quot;: &quot;;[.A2];&quot;, &quot;&quot;name&quot;&quot;: &quot;&quot;&quot;;[.B2];&quot;&quot;&quot;, &quot;&quot;mandatedRomance&quot;&quot;: &quot;;[.C2];&quot;, &quot;&quot;deathStatusIndex&quot;&quot;: &quot;;[.D2];&quot;, &quot;&quot;bred&quot;&quot;: &quot;;[.E2];&quot;, }, &quot;)" office:value-type="string" office:string-value="&quot;Seliph&quot;: { &quot;index&quot;: 0, &quot;name&quot;: &quot;Seliph&quot;, &quot;mandatedRomance&quot;: 0, &quot;deathStatusIndex&quot;: 24, &quot;bred&quot;: 0, }, " calcext:value-type="string">
            <text:p>"Seliph": { "index": 0, "name": "Seliph", "mandatedRomance": 0, "deathStatusIndex": 24, "bred": 0, },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if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3];&quot;&quot;&quot;: { &quot;&quot;index&quot;&quot;: &quot;;[.A3];&quot;, &quot;&quot;name&quot;&quot;: &quot;&quot;&quot;;[.B3];&quot;&quot;&quot;, &quot;&quot;mandatedRomance&quot;&quot;: &quot;;[.C3];&quot;, &quot;&quot;deathStatusIndex&quot;&quot;: &quot;;[.D3];&quot;, &quot;&quot;bred&quot;&quot;: &quot;;[.E3];&quot;, }, &quot;)" office:value-type="string" office:string-value="&quot;Leif&quot;: { &quot;index&quot;: 1, &quot;name&quot;: &quot;Leif&quot;, &quot;mandatedRomance&quot;: 0, &quot;deathStatusIndex&quot;: 28, &quot;bred&quot;: 0, }, " calcext:value-type="string">
            <text:p>"Leif": { "index": 1, "name": "Leif", "mandatedRomance": 0, "deathStatusIndex": 28, "bred": 0, },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tena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4];&quot;&quot;&quot;: { &quot;&quot;index&quot;&quot;: &quot;;[.A4];&quot;, &quot;&quot;name&quot;&quot;: &quot;&quot;&quot;;[.B4];&quot;&quot;&quot;, &quot;&quot;mandatedRomance&quot;&quot;: &quot;;[.C4];&quot;, &quot;&quot;deathStatusIndex&quot;&quot;: &quot;;[.D4];&quot;, &quot;&quot;bred&quot;&quot;: &quot;;[.E4];&quot;, }, &quot;)" office:value-type="string" office:string-value="&quot;Altena&quot;: { &quot;index&quot;: 2, &quot;name&quot;: &quot;Altena&quot;, &quot;mandatedRomance&quot;: 0, &quot;deathStatusIndex&quot;: 43, &quot;bred&quot;: 0, }, " calcext:value-type="string">
            <text:p>"Altena": { "index": 2, "name": "Altena", "mandatedRomance": 0, "deathStatusIndex": 43, "bred": 0, }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val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5];&quot;&quot;&quot;: { &quot;&quot;index&quot;&quot;: &quot;;[.A5];&quot;, &quot;&quot;name&quot;&quot;: &quot;&quot;&quot;;[.B5];&quot;&quot;&quot;, &quot;&quot;mandatedRomance&quot;&quot;: &quot;;[.C5];&quot;, &quot;&quot;deathStatusIndex&quot;&quot;: &quot;;[.D5];&quot;, &quot;&quot;bred&quot;&quot;: &quot;;[.E5];&quot;, }, &quot;)" office:value-type="string" office:string-value="&quot;Faval&quot;: { &quot;index&quot;: 3, &quot;name&quot;: &quot;Faval&quot;, &quot;mandatedRomance&quot;: 0, &quot;deathStatusIndex&quot;: 50, &quot;bred&quot;: 1, }, " calcext:value-type="string">
            <text:p>"Faval": { "index": 3, "name": "Faval", "mandatedRomance": 0, "deathStatusIndex": 50, "bred": 1, }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tty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6];&quot;&quot;&quot;: { &quot;&quot;index&quot;&quot;: &quot;;[.A6];&quot;, &quot;&quot;name&quot;&quot;: &quot;&quot;&quot;;[.B6];&quot;&quot;&quot;, &quot;&quot;mandatedRomance&quot;&quot;: &quot;;[.C6];&quot;, &quot;&quot;deathStatusIndex&quot;&quot;: &quot;;[.D6];&quot;, &quot;&quot;bred&quot;&quot;: &quot;;[.E6];&quot;, }, &quot;)" office:value-type="string" office:string-value="&quot;Patty&quot;: { &quot;index&quot;: 4, &quot;name&quot;: &quot;Patty&quot;, &quot;mandatedRomance&quot;: 0, &quot;deathStatusIndex&quot;: 56, &quot;bred&quot;: 1, }, " calcext:value-type="string">
            <text:p>"Patty": { "index": 4, "name": "Patty", "mandatedRomance": 0, "deathStatusIndex": 56, "bred": 1, }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ster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7];&quot;&quot;&quot;: { &quot;&quot;index&quot;&quot;: &quot;;[.A7];&quot;, &quot;&quot;name&quot;&quot;: &quot;&quot;&quot;;[.B7];&quot;&quot;&quot;, &quot;&quot;mandatedRomance&quot;&quot;: &quot;;[.C7];&quot;, &quot;&quot;deathStatusIndex&quot;&quot;: &quot;;[.D7];&quot;, &quot;&quot;bred&quot;&quot;: &quot;;[.E7];&quot;, }, &quot;)" office:value-type="string" office:string-value="&quot;Lester&quot;: { &quot;index&quot;: 5, &quot;name&quot;: &quot;Lester&quot;, &quot;mandatedRomance&quot;: 0, &quot;deathStatusIndex&quot;: 54, &quot;bred&quot;: 1, }, " calcext:value-type="string">
            <text:p>"Lester": { "index": 5, "name": "Lester", "mandatedRomance": 0, "deathStatusIndex": 54, "bred": 1, }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na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8];&quot;&quot;&quot;: { &quot;&quot;index&quot;&quot;: &quot;;[.A8];&quot;, &quot;&quot;name&quot;&quot;: &quot;&quot;&quot;;[.B8];&quot;&quot;&quot;, &quot;&quot;mandatedRomance&quot;&quot;: &quot;;[.C8];&quot;, &quot;&quot;deathStatusIndex&quot;&quot;: &quot;;[.D8];&quot;, &quot;&quot;bred&quot;&quot;: &quot;;[.E8];&quot;, }, &quot;)" office:value-type="string" office:string-value="&quot;Lana&quot;: { &quot;index&quot;: 6, &quot;name&quot;: &quot;Lana&quot;, &quot;mandatedRomance&quot;: 0, &quot;deathStatusIndex&quot;: 58, &quot;bred&quot;: 1, }, " calcext:value-type="string">
            <text:p>"Lana": { "index": 6, "name": "Lana", "mandatedRomance": 0, "deathStatusIndex": 58, "bred": 1, },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irpre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9];&quot;&quot;&quot;: { &quot;&quot;index&quot;&quot;: &quot;;[.A9];&quot;, &quot;&quot;name&quot;&quot;: &quot;&quot;&quot;;[.B9];&quot;&quot;&quot;, &quot;&quot;mandatedRomance&quot;&quot;: &quot;;[.C9];&quot;, &quot;&quot;deathStatusIndex&quot;&quot;: &quot;;[.D9];&quot;, &quot;&quot;bred&quot;&quot;: &quot;;[.E9];&quot;, }, &quot;)" office:value-type="string" office:string-value="&quot;Cairpre&quot;: { &quot;index&quot;: 7, &quot;name&quot;: &quot;Cairpre&quot;, &quot;mandatedRomance&quot;: 0, &quot;deathStatusIndex&quot;: 51, &quot;bred&quot;: 1, }, " calcext:value-type="string">
            <text:p>"Cairpre": { "index": 7, "name": "Cairpre", "mandatedRomance": 0, "deathStatusIndex": 51, "bred": 1, },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n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10];&quot;&quot;&quot;: { &quot;&quot;index&quot;&quot;: &quot;;[.A10];&quot;, &quot;&quot;name&quot;&quot;: &quot;&quot;&quot;;[.B10];&quot;&quot;&quot;, &quot;&quot;mandatedRomance&quot;&quot;: &quot;;[.C10];&quot;, &quot;&quot;deathStatusIndex&quot;&quot;: &quot;;[.D10];&quot;, &quot;&quot;bred&quot;&quot;: &quot;;[.E10];&quot;, }, &quot;)" office:value-type="string" office:string-value="&quot;Lene&quot;: { &quot;index&quot;: 8, &quot;name&quot;: &quot;Lene&quot;, &quot;mandatedRomance&quot;: 0, &quot;deathStatusIndex&quot;: 61, &quot;bred&quot;: 1, }, " calcext:value-type="string">
            <text:p>"Lene": { "index": 8, "name": "Lene", "mandatedRomance": 0, "deathStatusIndex": 61, "bred": 1, },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thur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11];&quot;&quot;&quot;: { &quot;&quot;index&quot;&quot;: &quot;;[.A11];&quot;, &quot;&quot;name&quot;&quot;: &quot;&quot;&quot;;[.B11];&quot;&quot;&quot;, &quot;&quot;mandatedRomance&quot;&quot;: &quot;;[.C11];&quot;, &quot;&quot;deathStatusIndex&quot;&quot;: &quot;;[.D11];&quot;, &quot;&quot;bred&quot;&quot;: &quot;;[.E11];&quot;, }, &quot;)" office:value-type="string" office:string-value="&quot;Arthur&quot;: { &quot;index&quot;: 9, &quot;name&quot;: &quot;Arthur&quot;, &quot;mandatedRomance&quot;: 0, &quot;deathStatusIndex&quot;: 55, &quot;bred&quot;: 1, }, " calcext:value-type="string">
            <text:p>"Arthur": { "index": 9, "name": "Arthur", "mandatedRomance": 0, "deathStatusIndex": 55, "bred": 1, },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nni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12];&quot;&quot;&quot;: { &quot;&quot;index&quot;&quot;: &quot;;[.A12];&quot;, &quot;&quot;name&quot;&quot;: &quot;&quot;&quot;;[.B12];&quot;&quot;&quot;, &quot;&quot;mandatedRomance&quot;&quot;: &quot;;[.C12];&quot;, &quot;&quot;deathStatusIndex&quot;&quot;: &quot;;[.D12];&quot;, &quot;&quot;bred&quot;&quot;: &quot;;[.E12];&quot;, }, &quot;)" office:value-type="string" office:string-value="&quot;Tinni&quot;: { &quot;index&quot;: 10, &quot;name&quot;: &quot;Tinni&quot;, &quot;mandatedRomance&quot;: 0, &quot;deathStatusIndex&quot;: 60, &quot;bred&quot;: 1, }, " calcext:value-type="string">
            <text:p>"Tinni": { "index": 10, "name": "Tinni", "mandatedRomance": 0, "deathStatusIndex": 60, "bred": 1, },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d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13];&quot;&quot;&quot;: { &quot;&quot;index&quot;&quot;: &quot;;[.A13];&quot;, &quot;&quot;name&quot;&quot;: &quot;&quot;&quot;;[.B13];&quot;&quot;&quot;, &quot;&quot;mandatedRomance&quot;&quot;: &quot;;[.C13];&quot;, &quot;&quot;deathStatusIndex&quot;&quot;: &quot;;[.D13];&quot;, &quot;&quot;bred&quot;&quot;: &quot;;[.E13];&quot;, }, &quot;)" office:value-type="string" office:string-value="&quot;Ced&quot;: { &quot;index&quot;: 11, &quot;name&quot;: &quot;Ced&quot;, &quot;mandatedRomance&quot;: 0, &quot;deathStatusIndex&quot;: 52, &quot;bred&quot;: 1, }, " calcext:value-type="string">
            <text:p>"Ced": { "index": 11, "name": "Ced", "mandatedRomance": 0, "deathStatusIndex": 52, "bred": 1, },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e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14];&quot;&quot;&quot;: { &quot;&quot;index&quot;&quot;: &quot;;[.A14];&quot;, &quot;&quot;name&quot;&quot;: &quot;&quot;&quot;;[.B14];&quot;&quot;&quot;, &quot;&quot;mandatedRomance&quot;&quot;: &quot;;[.C14];&quot;, &quot;&quot;deathStatusIndex&quot;&quot;: &quot;;[.D14];&quot;, &quot;&quot;bred&quot;&quot;: &quot;;[.E14];&quot;, }, &quot;)" office:value-type="string" office:string-value="&quot;Fee&quot;: { &quot;index&quot;: 12, &quot;name&quot;: &quot;Fee&quot;, &quot;mandatedRomance&quot;: 0, &quot;deathStatusIndex&quot;: 59, &quot;bred&quot;: 1, }, " calcext:value-type="string">
            <text:p>"Fee": { "index": 12, "name": "Fee", "mandatedRomance": 0, "deathStatusIndex": 59, "bred": 1, },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lster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15];&quot;&quot;&quot;: { &quot;&quot;index&quot;&quot;: &quot;;[.A15];&quot;, &quot;&quot;name&quot;&quot;: &quot;&quot;&quot;;[.B15];&quot;&quot;&quot;, &quot;&quot;mandatedRomance&quot;&quot;: &quot;;[.C15];&quot;, &quot;&quot;deathStatusIndex&quot;&quot;: &quot;;[.D15];&quot;, &quot;&quot;bred&quot;&quot;: &quot;;[.E15];&quot;, }, &quot;)" office:value-type="string" office:string-value="&quot;Ulster&quot;: { &quot;index&quot;: 13, &quot;name&quot;: &quot;Ulster&quot;, &quot;mandatedRomance&quot;: 0, &quot;deathStatusIndex&quot;: 49, &quot;bred&quot;: 1, }, " calcext:value-type="string">
            <text:p>"Ulster": { "index": 13, "name": "Ulster", "mandatedRomance": 0, "deathStatusIndex": 49, "bred": 1, },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rcei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16];&quot;&quot;&quot;: { &quot;&quot;index&quot;&quot;: &quot;;[.A16];&quot;, &quot;&quot;name&quot;&quot;: &quot;&quot;&quot;;[.B16];&quot;&quot;&quot;, &quot;&quot;mandatedRomance&quot;&quot;: &quot;;[.C16];&quot;, &quot;&quot;deathStatusIndex&quot;&quot;: &quot;;[.D16];&quot;, &quot;&quot;bred&quot;&quot;: &quot;;[.E16];&quot;, }, &quot;)" office:value-type="string" office:string-value="&quot;Larcei&quot;: { &quot;index&quot;: 14, &quot;name&quot;: &quot;Larcei&quot;, &quot;mandatedRomance&quot;: 0, &quot;deathStatusIndex&quot;: 57, &quot;bred&quot;: 1, }, " calcext:value-type="string">
            <text:p>"Larcei": { "index": 14, "name": "Larcei", "mandatedRomance": 0, "deathStatusIndex": 57, "bred": 1, },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rmott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17];&quot;&quot;&quot;: { &quot;&quot;index&quot;&quot;: &quot;;[.A17];&quot;, &quot;&quot;name&quot;&quot;: &quot;&quot;&quot;;[.B17];&quot;&quot;&quot;, &quot;&quot;mandatedRomance&quot;&quot;: &quot;;[.C17];&quot;, &quot;&quot;deathStatusIndex&quot;&quot;: &quot;;[.D17];&quot;, &quot;&quot;bred&quot;&quot;: &quot;;[.E17];&quot;, }, &quot;)" office:value-type="string" office:string-value="&quot;Dermott&quot;: { &quot;index&quot;: 15, &quot;name&quot;: &quot;Dermott&quot;, &quot;mandatedRomance&quot;: 0, &quot;deathStatusIndex&quot;: 53, &quot;bred&quot;: 1, }, " calcext:value-type="string">
            <text:p>"Dermott": { "index": 15, "name": "Dermott", "mandatedRomance": 0, "deathStatusIndex": 53, "bred": 1, },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nna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18];&quot;&quot;&quot;: { &quot;&quot;index&quot;&quot;: &quot;;[.A18];&quot;, &quot;&quot;name&quot;&quot;: &quot;&quot;&quot;;[.B18];&quot;&quot;&quot;, &quot;&quot;mandatedRomance&quot;&quot;: &quot;;[.C18];&quot;, &quot;&quot;deathStatusIndex&quot;&quot;: &quot;;[.D18];&quot;, &quot;&quot;bred&quot;&quot;: &quot;;[.E18];&quot;, }, &quot;)" office:value-type="string" office:string-value="&quot;Nanna&quot;: { &quot;index&quot;: 16, &quot;name&quot;: &quot;Nanna&quot;, &quot;mandatedRomance&quot;: 0, &quot;deathStatusIndex&quot;: 62, &quot;bred&quot;: 1, }, " calcext:value-type="string">
            <text:p>"Nanna": { "index": 16, "name": "Nanna", "mandatedRomance": 0, "deathStatusIndex": 62, "bred": 1, },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ana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9];&quot;&quot;&quot;: { &quot;&quot;index&quot;&quot;: &quot;;[.A19];&quot;, &quot;&quot;name&quot;&quot;: &quot;&quot;&quot;;[.B19];&quot;&quot;&quot;, &quot;&quot;mandatedRomance&quot;&quot;: &quot;;[.C19];&quot;, &quot;&quot;deathStatusIndex&quot;&quot;: &quot;;[.D19];&quot;, &quot;&quot;bred&quot;&quot;: &quot;;[.E19];&quot;, }, &quot;)" office:value-type="string" office:string-value="&quot;Shanan&quot;: { &quot;index&quot;: 17, &quot;name&quot;: &quot;Shanan&quot;, &quot;mandatedRomance&quot;: 0, &quot;deathStatusIndex&quot;: 25, &quot;bred&quot;: 0, }, " calcext:value-type="string">
            <text:p>"Shanan": { "index": 17, "name": "Shanan", "mandatedRomance": 0, "deathStatusIndex": 25, "bred": 0, },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dolbahn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0];&quot;&quot;&quot;: { &quot;&quot;index&quot;&quot;: &quot;;[.A20];&quot;, &quot;&quot;name&quot;&quot;: &quot;&quot;&quot;;[.B20];&quot;&quot;&quot;, &quot;&quot;mandatedRomance&quot;&quot;: &quot;;[.C20];&quot;, &quot;&quot;deathStatusIndex&quot;&quot;: &quot;;[.D20];&quot;, &quot;&quot;bred&quot;&quot;: &quot;;[.E20];&quot;, }, &quot;)" office:value-type="string" office:string-value="&quot;Rodolbahn&quot;: { &quot;index&quot;: 18, &quot;name&quot;: &quot;Rodolbahn&quot;, &quot;mandatedRomance&quot;: 0, &quot;deathStatusIndex&quot;: 26, &quot;bred&quot;: 0, }, " calcext:value-type="string">
            <text:p>"Rodolbahn": { "index": 18, "name": "Rodolbahn", "mandatedRomance": 0, "deathStatusIndex": 26, "bred": 0, },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aell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1];&quot;&quot;&quot;: { &quot;&quot;index&quot;&quot;: &quot;;[.A21];&quot;, &quot;&quot;name&quot;&quot;: &quot;&quot;&quot;;[.B21];&quot;&quot;&quot;, &quot;&quot;mandatedRomance&quot;&quot;: &quot;;[.C21];&quot;, &quot;&quot;deathStatusIndex&quot;&quot;: &quot;;[.D21];&quot;, &quot;&quot;bred&quot;&quot;: &quot;;[.E21];&quot;, }, &quot;)" office:value-type="string" office:string-value="&quot;Asaello&quot;: { &quot;index&quot;: 19, &quot;name&quot;: &quot;Asaello&quot;, &quot;mandatedRomance&quot;: 0, &quot;deathStatusIndex&quot;: 27, &quot;bred&quot;: 0, }, " calcext:value-type="string">
            <text:p>"Asaello": { "index": 19, "name": "Asaello", "mandatedRomance": 0, "deathStatusIndex": 27, "bred": 0, },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ohan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2];&quot;&quot;&quot;: { &quot;&quot;index&quot;&quot;: &quot;;[.A22];&quot;, &quot;&quot;name&quot;&quot;: &quot;&quot;&quot;;[.B22];&quot;&quot;&quot;, &quot;&quot;mandatedRomance&quot;&quot;: &quot;;[.C22];&quot;, &quot;&quot;deathStatusIndex&quot;&quot;: &quot;;[.D22];&quot;, &quot;&quot;bred&quot;&quot;: &quot;;[.E22];&quot;, }, &quot;)" office:value-type="string" office:string-value="&quot;Johan&quot;: { &quot;index&quot;: 20, &quot;name&quot;: &quot;Johan&quot;, &quot;mandatedRomance&quot;: 0, &quot;deathStatusIndex&quot;: 29, &quot;bred&quot;: 0, }, " calcext:value-type="string">
            <text:p>"Johan": { "index": 20, "name": "Johan", "mandatedRomance": 0, "deathStatusIndex": 29, "bred": 0, },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arlow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3];&quot;&quot;&quot;: { &quot;&quot;index&quot;&quot;: &quot;;[.A23];&quot;, &quot;&quot;name&quot;&quot;: &quot;&quot;&quot;;[.B23];&quot;&quot;&quot;, &quot;&quot;mandatedRomance&quot;&quot;: &quot;;[.C23];&quot;, &quot;&quot;deathStatusIndex&quot;&quot;: &quot;;[.D23];&quot;, &quot;&quot;bred&quot;&quot;: &quot;;[.E23];&quot;, }, &quot;)" office:value-type="string" office:string-value="&quot;Sharlow&quot;: { &quot;index&quot;: 21, &quot;name&quot;: &quot;Sharlow&quot;, &quot;mandatedRomance&quot;: 0, &quot;deathStatusIndex&quot;: 30, &quot;bred&quot;: 0, }, " calcext:value-type="string">
            <text:p>"Sharlow": { "index": 21, "name": "Sharlow", "mandatedRomance": 0, "deathStatusIndex": 30, "bred": 0, },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awk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4];&quot;&quot;&quot;: { &quot;&quot;index&quot;&quot;: &quot;;[.A24];&quot;, &quot;&quot;name&quot;&quot;: &quot;&quot;&quot;;[.B24];&quot;&quot;&quot;, &quot;&quot;mandatedRomance&quot;&quot;: &quot;;[.C24];&quot;, &quot;&quot;deathStatusIndex&quot;&quot;: &quot;;[.D24];&quot;, &quot;&quot;bred&quot;&quot;: &quot;;[.E24];&quot;, }, &quot;)" office:value-type="string" office:string-value="&quot;Hawke&quot;: { &quot;index&quot;: 22, &quot;name&quot;: &quot;Hawke&quot;, &quot;mandatedRomance&quot;: 0, &quot;deathStatusIndex&quot;: 31, &quot;bred&quot;: 0, }, " calcext:value-type="string">
            <text:p>"Hawke": { "index": 22, "name": "Hawke", "mandatedRomance": 0, "deathStatusIndex": 31, "bred": 0, }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istan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5];&quot;&quot;&quot;: { &quot;&quot;index&quot;&quot;: &quot;;[.A25];&quot;, &quot;&quot;name&quot;&quot;: &quot;&quot;&quot;;[.B25];&quot;&quot;&quot;, &quot;&quot;mandatedRomance&quot;&quot;: &quot;;[.C25];&quot;, &quot;&quot;deathStatusIndex&quot;&quot;: &quot;;[.D25];&quot;, &quot;&quot;bred&quot;&quot;: &quot;;[.E25];&quot;, }, &quot;)" office:value-type="string" office:string-value="&quot;Tristan&quot;: { &quot;index&quot;: 23, &quot;name&quot;: &quot;Tristan&quot;, &quot;mandatedRomance&quot;: 0, &quot;deathStatusIndex&quot;: 32, &quot;bred&quot;: 0, }, " calcext:value-type="string">
            <text:p>"Tristan": { "index": 23, "name": "Tristan", "mandatedRomance": 0, "deathStatusIndex": 32, "bred": 0, }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mna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6];&quot;&quot;&quot;: { &quot;&quot;index&quot;&quot;: &quot;;[.A26];&quot;, &quot;&quot;name&quot;&quot;: &quot;&quot;&quot;;[.B26];&quot;&quot;&quot;, &quot;&quot;mandatedRomance&quot;&quot;: &quot;;[.C26];&quot;, &quot;&quot;deathStatusIndex&quot;&quot;: &quot;;[.D26];&quot;, &quot;&quot;bred&quot;&quot;: &quot;;[.E26];&quot;, }, &quot;)" office:value-type="string" office:string-value="&quot;Dimna&quot;: { &quot;index&quot;: 24, &quot;name&quot;: &quot;Dimna&quot;, &quot;mandatedRomance&quot;: 0, &quot;deathStatusIndex&quot;: 34, &quot;bred&quot;: 0, }, " calcext:value-type="string">
            <text:p>"Dimna": { "index": 24, "name": "Dimna", "mandatedRomance": 0, "deathStatusIndex": 34, "bred": 0, }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nnibal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7];&quot;&quot;&quot;: { &quot;&quot;index&quot;&quot;: &quot;;[.A27];&quot;, &quot;&quot;name&quot;&quot;: &quot;&quot;&quot;;[.B27];&quot;&quot;&quot;, &quot;&quot;mandatedRomance&quot;&quot;: &quot;;[.C27];&quot;, &quot;&quot;deathStatusIndex&quot;&quot;: &quot;;[.D27];&quot;, &quot;&quot;bred&quot;&quot;: &quot;;[.E27];&quot;, }, &quot;)" office:value-type="string" office:string-value="&quot;Hannibal&quot;: { &quot;index&quot;: 25, &quot;name&quot;: &quot;Hannibal&quot;, &quot;mandatedRomance&quot;: 0, &quot;deathStatusIndex&quot;: 35, &quot;bred&quot;: 0, }, " calcext:value-type="string">
            <text:p>"Hannibal": { "index": 25, "name": "Hannibal", "mandatedRomance": 0, "deathStatusIndex": 35, "bred": 0, }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es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8];&quot;&quot;&quot;: { &quot;&quot;index&quot;&quot;: &quot;;[.A28];&quot;, &quot;&quot;name&quot;&quot;: &quot;&quot;&quot;;[.B28];&quot;&quot;&quot;, &quot;&quot;mandatedRomance&quot;&quot;: &quot;;[.C28];&quot;, &quot;&quot;deathStatusIndex&quot;&quot;: &quot;;[.D28];&quot;, &quot;&quot;bred&quot;&quot;: &quot;;[.E28];&quot;, }, &quot;)" office:value-type="string" office:string-value="&quot;Ares&quot;: { &quot;index&quot;: 26, &quot;name&quot;: &quot;Ares&quot;, &quot;mandatedRomance&quot;: 0, &quot;deathStatusIndex&quot;: 36, &quot;bred&quot;: 0, }, " calcext:value-type="string">
            <text:p>"Ares": { "index": 26, "name": "Ares", "mandatedRomance": 0, "deathStatusIndex": 36, "bred": 0, }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mid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9];&quot;&quot;&quot;: { &quot;&quot;index&quot;&quot;: &quot;;[.A29];&quot;, &quot;&quot;name&quot;&quot;: &quot;&quot;&quot;;[.B29];&quot;&quot;&quot;, &quot;&quot;mandatedRomance&quot;&quot;: &quot;;[.C29];&quot;, &quot;&quot;deathStatusIndex&quot;&quot;: &quot;;[.D29];&quot;, &quot;&quot;bred&quot;&quot;: &quot;;[.E29];&quot;, }, &quot;)" office:value-type="string" office:string-value="&quot;Amid&quot;: { &quot;index&quot;: 27, &quot;name&quot;: &quot;Amid&quot;, &quot;mandatedRomance&quot;: 0, &quot;deathStatusIndex&quot;: 37, &quot;bred&quot;: 0, }, " calcext:value-type="string">
            <text:p>"Amid": { "index": 27, "name": "Amid", "mandatedRomance": 0, "deathStatusIndex": 37, "bred": 0, }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ifey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30];&quot;&quot;&quot;: { &quot;&quot;index&quot;&quot;: &quot;;[.A30];&quot;, &quot;&quot;name&quot;&quot;: &quot;&quot;&quot;;[.B30];&quot;&quot;&quot;, &quot;&quot;mandatedRomance&quot;&quot;: &quot;;[.C30];&quot;, &quot;&quot;deathStatusIndex&quot;&quot;: &quot;;[.D30];&quot;, &quot;&quot;bred&quot;&quot;: &quot;;[.E30];&quot;, }, &quot;)" office:value-type="string" office:string-value="&quot;Oifey&quot;: { &quot;index&quot;: 28, &quot;name&quot;: &quot;Oifey&quot;, &quot;mandatedRomance&quot;: 0, &quot;deathStatusIndex&quot;: 38, &quot;bred&quot;: 0, }, " calcext:value-type="string">
            <text:p>"Oifey": { "index": 28, "name": "Oifey", "mandatedRomance": 0, "deathStatusIndex": 38, "bred": 0, },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isy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31];&quot;&quot;&quot;: { &quot;&quot;index&quot;&quot;: &quot;;[.A31];&quot;, &quot;&quot;name&quot;&quot;: &quot;&quot;&quot;;[.B31];&quot;&quot;&quot;, &quot;&quot;mandatedRomance&quot;&quot;: &quot;;[.C31];&quot;, &quot;&quot;deathStatusIndex&quot;&quot;: &quot;;[.D31];&quot;, &quot;&quot;bred&quot;&quot;: &quot;;[.E31];&quot;, }, &quot;)" office:value-type="string" office:string-value="&quot;Daisy&quot;: { &quot;index&quot;: 29, &quot;name&quot;: &quot;Daisy&quot;, &quot;mandatedRomance&quot;: 0, &quot;deathStatusIndex&quot;: 39, &quot;bred&quot;: 0, }, " calcext:value-type="string">
            <text:p>"Daisy": { "index": 29, "name": "Daisy", "mandatedRomance": 0, "deathStatusIndex": 39, "bred": 0, },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dney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32];&quot;&quot;&quot;: { &quot;&quot;index&quot;&quot;: &quot;;[.A32];&quot;, &quot;&quot;name&quot;&quot;: &quot;&quot;&quot;;[.B32];&quot;&quot;&quot;, &quot;&quot;mandatedRomance&quot;&quot;: &quot;;[.C32];&quot;, &quot;&quot;deathStatusIndex&quot;&quot;: &quot;;[.D32];&quot;, &quot;&quot;bred&quot;&quot;: &quot;;[.E32];&quot;, }, &quot;)" office:value-type="string" office:string-value="&quot;Radney&quot;: { &quot;index&quot;: 30, &quot;name&quot;: &quot;Radney&quot;, &quot;mandatedRomance&quot;: 0, &quot;deathStatusIndex&quot;: 40, &quot;bred&quot;: 0, }, " calcext:value-type="string">
            <text:p>"Radney": { "index": 30, "name": "Radney", "mandatedRomance": 0, "deathStatusIndex": 40, "bred": 0, },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na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33];&quot;&quot;&quot;: { &quot;&quot;index&quot;&quot;: &quot;;[.A33];&quot;, &quot;&quot;name&quot;&quot;: &quot;&quot;&quot;;[.B33];&quot;&quot;&quot;, &quot;&quot;mandatedRomance&quot;&quot;: &quot;;[.C33];&quot;, &quot;&quot;deathStatusIndex&quot;&quot;: &quot;;[.D33];&quot;, &quot;&quot;bred&quot;&quot;: &quot;;[.E33];&quot;, }, &quot;)" office:value-type="string" office:string-value="&quot;Mana&quot;: { &quot;index&quot;: 31, &quot;name&quot;: &quot;Mana&quot;, &quot;mandatedRomance&quot;: 0, &quot;deathStatusIndex&quot;: 41, &quot;bred&quot;: 0, }, " calcext:value-type="string">
            <text:p>"Mana": { "index": 31, "name": "Mana", "mandatedRomance": 0, "deathStatusIndex": 41, "bred": 0, },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ulia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34];&quot;&quot;&quot;: { &quot;&quot;index&quot;&quot;: &quot;;[.A34];&quot;, &quot;&quot;name&quot;&quot;: &quot;&quot;&quot;;[.B34];&quot;&quot;&quot;, &quot;&quot;mandatedRomance&quot;&quot;: &quot;;[.C34];&quot;, &quot;&quot;deathStatusIndex&quot;&quot;: &quot;;[.D34];&quot;, &quot;&quot;bred&quot;&quot;: &quot;;[.E34];&quot;, }, &quot;)" office:value-type="string" office:string-value="&quot;Julia&quot;: { &quot;index&quot;: 32, &quot;name&quot;: &quot;Julia&quot;, &quot;mandatedRomance&quot;: 0, &quot;deathStatusIndex&quot;: 42, &quot;bred&quot;: 0, }, " calcext:value-type="string">
            <text:p>"Julia": { "index": 32, "name": "Julia", "mandatedRomance": 0, "deathStatusIndex": 42, "bred": 0, },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emina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35];&quot;&quot;&quot;: { &quot;&quot;index&quot;&quot;: &quot;;[.A35];&quot;, &quot;&quot;name&quot;&quot;: &quot;&quot;&quot;;[.B35];&quot;&quot;&quot;, &quot;&quot;mandatedRomance&quot;&quot;: &quot;;[.C35];&quot;, &quot;&quot;deathStatusIndex&quot;&quot;: &quot;;[.D35];&quot;, &quot;&quot;bred&quot;&quot;: &quot;;[.E35];&quot;, }, &quot;)" office:value-type="string" office:string-value="&quot;Femina&quot;: { &quot;index&quot;: 33, &quot;name&quot;: &quot;Femina&quot;, &quot;mandatedRomance&quot;: 0, &quot;deathStatusIndex&quot;: 44, &quot;bred&quot;: 0, }, " calcext:value-type="string">
            <text:p>"Femina": { "index": 33, "name": "Femina", "mandatedRomance": 0, "deathStatusIndex": 44, "bred": 0, },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inda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36];&quot;&quot;&quot;: { &quot;&quot;index&quot;&quot;: &quot;;[.A36];&quot;, &quot;&quot;name&quot;&quot;: &quot;&quot;&quot;;[.B36];&quot;&quot;&quot;, &quot;&quot;mandatedRomance&quot;&quot;: &quot;;[.C36];&quot;, &quot;&quot;deathStatusIndex&quot;&quot;: &quot;;[.D36];&quot;, &quot;&quot;bred&quot;&quot;: &quot;;[.E36];&quot;, }, &quot;)" office:value-type="string" office:string-value="&quot;Linda&quot;: { &quot;index&quot;: 34, &quot;name&quot;: &quot;Linda&quot;, &quot;mandatedRomance&quot;: 0, &quot;deathStatusIndex&quot;: 45, &quot;bred&quot;: 0, }, " calcext:value-type="string">
            <text:p>"Linda": { "index": 34, "name": "Linda", "mandatedRomance": 0, "deathStatusIndex": 45, "bred": 0, },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ylia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37];&quot;&quot;&quot;: { &quot;&quot;index&quot;&quot;: &quot;;[.A37];&quot;, &quot;&quot;name&quot;&quot;: &quot;&quot;&quot;;[.B37];&quot;&quot;&quot;, &quot;&quot;mandatedRomance&quot;&quot;: &quot;;[.C37];&quot;, &quot;&quot;deathStatusIndex&quot;&quot;: &quot;;[.D37];&quot;, &quot;&quot;bred&quot;&quot;: &quot;;[.E37];&quot;, }, &quot;)" office:value-type="string" office:string-value="&quot;Leylia&quot;: { &quot;index&quot;: 35, &quot;name&quot;: &quot;Leylia&quot;, &quot;mandatedRomance&quot;: 0, &quot;deathStatusIndex&quot;: 46, &quot;bred&quot;: 0, }, " calcext:value-type="string">
            <text:p>"Leylia": { "index": 35, "name": "Leylia", "mandatedRomance": 0, "deathStatusIndex": 46, "bred": 0, },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eann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38];&quot;&quot;&quot;: { &quot;&quot;index&quot;&quot;: &quot;;[.A38];&quot;, &quot;&quot;name&quot;&quot;: &quot;&quot;&quot;;[.B38];&quot;&quot;&quot;, &quot;&quot;mandatedRomance&quot;&quot;: &quot;;[.C38];&quot;, &quot;&quot;deathStatusIndex&quot;&quot;: &quot;;[.D38];&quot;, &quot;&quot;bred&quot;&quot;: &quot;;[.E38];&quot;, }, &quot;)" office:value-type="string" office:string-value="&quot;Jeanne&quot;: { &quot;index&quot;: 36, &quot;name&quot;: &quot;Jeanne&quot;, &quot;mandatedRomance&quot;: 0, &quot;deathStatusIndex&quot;: 47, &quot;bred&quot;: 0, }, " calcext:value-type="string">
            <text:p>"Jeanne": { "index": 36, "name": "Jeanne", "mandatedRomance": 0, "deathStatusIndex": 47, "bred": 0, },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ohalvier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39];&quot;&quot;&quot;: { &quot;&quot;index&quot;&quot;: &quot;;[.A39];&quot;, &quot;&quot;name&quot;&quot;: &quot;&quot;&quot;;[.B39];&quot;&quot;&quot;, &quot;&quot;mandatedRomance&quot;&quot;: &quot;;[.C39];&quot;, &quot;&quot;deathStatusIndex&quot;&quot;: &quot;;[.D39];&quot;, &quot;&quot;bred&quot;&quot;: &quot;;[.E39];&quot;, }, &quot;)" office:value-type="string" office:string-value="&quot;Johalvier&quot;: { &quot;index&quot;: 37, &quot;name&quot;: &quot;Johalvier&quot;, &quot;mandatedRomance&quot;: 0, &quot;deathStatusIndex&quot;: 48, &quot;bred&quot;: 0, }, " calcext:value-type="string">
            <text:p>"Johalvier": { "index": 37, "name": "Johalvier", "mandatedRomance": 0, "deathStatusIndex": 48, "bred": 0, },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inn (older)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40];&quot;&quot;&quot;: { &quot;&quot;index&quot;&quot;: &quot;;[.A40];&quot;, &quot;&quot;name&quot;&quot;: &quot;&quot;&quot;;[.B40];&quot;&quot;&quot;, &quot;&quot;mandatedRomance&quot;&quot;: &quot;;[.C40];&quot;, &quot;&quot;deathStatusIndex&quot;&quot;: &quot;;[.D40];&quot;, &quot;&quot;bred&quot;&quot;: &quot;;[.E40];&quot;, }, &quot;)" office:value-type="string" office:string-value="&quot;Finn (older)&quot;: { &quot;index&quot;: 38, &quot;name&quot;: &quot;Finn (older)&quot;, &quot;mandatedRomance&quot;: 0, &quot;deathStatusIndex&quot;: 33, &quot;bred&quot;: 0, }, " calcext:value-type="string">
            <text:p>"Finn (older)": { "index": 38, "name": "Finn (older)", "mandatedRomance": 0, "deathStatusIndex": 33, "bred": 0, }, </text:p>
          </table:table-cell>
        </table:table-row>
        <table:table-row table:style-name="ro1">
          <table:table-cell table:number-columns-repeated="5"/>
          <table:table-cell table:formula="of:=COM.MICROSOFT.CONCAT(&quot;&quot;&quot;&quot;;[.B41];&quot;&quot;&quot;: { &quot;&quot;index&quot;&quot;: &quot;;[.A41];&quot;, &quot;&quot;name&quot;&quot;: &quot;&quot;&quot;;[.B41];&quot;&quot;&quot;, &quot;&quot;mandatedRomance&quot;&quot;: &quot;;[.C41];&quot;, &quot;&quot;deathStatusIndex&quot;&quot;: &quot;;[.D41];&quot;, &quot;&quot;bred&quot;&quot;: &quot;;[.E41];&quot;, }, &quot;)" office:value-type="string" office:string-value="&quot;&quot;: { &quot;index&quot;: , &quot;name&quot;: &quot;&quot;, &quot;mandatedRomance&quot;: , &quot;deathStatusIndex&quot;: , &quot;bred&quot;: , }, " calcext:value-type="string">
            <text:p>"": { "index": , "name": "", "mandatedRomance": , "deathStatusIndex": , "bred": , }, </text:p>
          </table:table-cell>
        </table:table-row>
      </table:table>
      <table:table table:name="Blitzkrieg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y record</text:p>
          </table:table-cell>
          <table:table-cell office:value-type="string" calcext:value-type="string">
            <text:p>Their estimates</text:p>
          </table:table-cell>
          <table:table-cell table:style-name="Default" office:value-type="string" calcext:value-type="string">
            <text:p>Differenc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New threshold</text:p>
          </table:table-cell>
        </table:table-row>
        <table:table-row table:style-name="ro1">
          <table:table-cell office:value-type="string" calcext:value-type="string">
            <text:p>Prologue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B2]-[.C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2]+[.E2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apter 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B3]-[.C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3]+[.E3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apter 2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formula="of:=[.B4]-[.C4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4]+[.E4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hapter 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B5]-[.C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]+[.E5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hapter 4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B6]-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]+[.E6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apter 5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[.B7]-[.C7]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7]+[.E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apter 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[.B8]-[.C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8]+[.E8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hapter 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formula="of:=[.B9]-[.C9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]+[.E9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hapter 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B10]-[.C10]" office:value-type="float" office:value="-3" calcext:value-type="float">
            <text:p>-3</text:p>
          </table:table-cell>
          <table:table-cell office:value-type="float" office:value="-3" calcext:value-type="float">
            <text:p>-3</text:p>
          </table:table-cell>
          <table:table-cell table:formula="of:=[.C10]+[.E10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hapter 9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formula="of:=[.B11]-[.C11]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C11]+[.E1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hapter 1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formula="of:=[.B12]-[.C1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2]+[.E12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formula="of:=[.B13]-[.C13]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C13]+[.E13]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" table:formula="of:=SUM([.B2:.B13])" office:value-type="float" office:value="500" calcext:value-type="float">
            <text:p>500</text:p>
          </table:table-cell>
          <table:table-cell table:style-name="ce1" table:formula="of:=SUM([.C2:.C13])" office:value-type="float" office:value="381" calcext:value-type="float">
            <text:p>38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office:value-type="float" office:value="399" calcext:value-type="float">
            <text:p>39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maining</text:p>
          </table:table-cell>
          <table:table-cell table:style-name="ce1" table:formula="of:=[.B15]-[.C14]-SUM([.E2:.E13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The larger the difference (i.e., the redder the cell is), the more valuable the achievement should be.</text:p>
          </table:table-cell>
          <table:table-cell table:number-columns-repeated="2"/>
        </table:table-row>
        <calcext:conditional-formats>
          <calcext:conditional-format calcext:target-range-address="Blitzkrieg.D2:Blitzkrieg.D13">
            <calcext:color-scale>
              <calcext:color-scale-entry calcext:value="0" calcext:type="percentile" calcext:color="#81d41a"/>
              <calcext:color-scale-entry calcext:value="50" calcext:type="percentile" calcext:color="#ffff00"/>
              <calcext:color-scale-entry calcext:value="0" calcext:type="percentile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23:35:49.9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10-23T01:54:10.262000000</dc:date>
    <meta:editing-duration>PT2H24M20S</meta:editing-duration>
    <meta:editing-cycles>26</meta:editing-cycles>
    <meta:document-statistic meta:table-count="3" meta:cell-count="451" meta:object-count="0"/>
  </office:meta>
</office:document-meta>
</file>